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a7e7" officeooo:paragraph-rsid="0005a7e7" style:font-weight-asian="bold" style:font-weight-complex="bold"/>
    </style:style>
    <style:style style:name="P2" style:family="paragraph" style:parent-style-name="Standard">
      <style:text-properties fo:font-weight="normal" officeooo:rsid="0005a7e7" officeooo:paragraph-rsid="0005a7e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File:</text:p>
      <text:p text:style-name="P1"/>
      <text:p text:style-name="P2">#!/bin/bash</text:p>
      <text:p text:style-name="P2">read -p "Enter name: " username</text:p>
      <text:p text:style-name="P2">if [ "$USER" == "$username" ] ; then</text:p>
      <text:p text:style-name="P2">echo "HELLO"</text:p>
      <text:p text:style-name="P2">else</text:p>
      <text:p text:style-name="P2">echo "Try Again"</text:p>
      <text:p text:style-name="P2">fi</text:p>
      <text:p text:style-name="P2"/>
      <text:p text:style-name="P1"/>
      <text:p text:style-name="P1">Terminal:</text:p>
      <text:p text:style-name="P1"/>
      <text:p text:style-name="P2">krishna@krishna-HP-Laptop-15s-fq2xxx:~$ gedit assignment7.sh &amp;</text:p>
      <text:p text:style-name="P2">[2] 6340</text:p>
      <text:p text:style-name="P2">krishna@krishna-HP-Laptop-15s-fq2xxx:~$ chmod +x assignment7.sh</text:p>
      <text:p text:style-name="P2">[2]+ <text:s/>Done <text:s text:c="19"/>gedit assignment7.sh</text:p>
      <text:p text:style-name="P2">krishna@krishna-HP-Laptop-15s-fq2xxx:~$ ./assignment7.sh</text:p>
      <text:p text:style-name="P2">Enter name: krishna</text:p>
      <text:p text:style-name="P2">HELLO</text:p>
      <text:p text:style-name="P2">krishna@krishna-HP-Laptop-15s-fq2xxx:~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5:32:54.148773967</meta:creation-date>
    <dc:date>2023-09-21T15:34:29.929675754</dc:date>
    <meta:editing-duration>PT1M36S</meta:editing-duration>
    <meta:editing-cycles>1</meta:editing-cycles>
    <meta:document-statistic meta:table-count="0" meta:image-count="0" meta:object-count="0" meta:page-count="1" meta:paragraph-count="17" meta:word-count="46" meta:character-count="432" meta:non-whitespace-character-count="382"/>
    <meta:generator>LibreOffice/6.4.7.2$Linux_X86_64 LibreOffice_project/40$Build-2</meta:generator>
  </office:meta>
</office:document-meta>
</file>